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1cm" fo:min-width="2.06cm"/>
    </style:style>
    <style:style style:name="gr2" style:family="graphic" style:parent-style-name="standard">
      <style:graphic-properties svg:stroke-color="#999999" draw:fill-color="#ffcc99" draw:textarea-horizontal-align="justify" draw:textarea-vertical-align="middle" draw:auto-grow-height="false" fo:min-height="0.896cm" fo:min-width="3.4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999999" draw:fill-color="#eeeeee" draw:textarea-horizontal-align="justify" draw:textarea-vertical-align="middle" draw:auto-grow-height="false" fo:min-height="1.51cm" fo:min-width="2.06cm"/>
    </style:style>
    <style:style style:name="gr5" style:family="graphic" style:parent-style-name="standard">
      <style:graphic-properties svg:stroke-color="#999999" draw:fill-color="#ffcc99" draw:textarea-horizontal-align="justify" draw:textarea-vertical-align="middle" draw:auto-grow-height="false" fo:min-height="0.896cm" fo:min-width="3.186cm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8.482cm" fo:min-width="9.659cm"/>
    </style:style>
    <style:style style:name="gr7" style:family="graphic" style:parent-style-name="standard">
      <style:graphic-properties svg:stroke-color="#999999" draw:fill-color="#eeeeee" draw:textarea-horizontal-align="justify" draw:textarea-vertical-align="middle" draw:auto-grow-height="false" fo:min-height="1.794cm" fo:min-width="2.565cm"/>
    </style:style>
    <style:style style:name="gr8" style:family="graphic" style:parent-style-name="standard">
      <style:graphic-properties svg:stroke-color="#999999" draw:fill-color="#ffcc99" draw:textarea-horizontal-align="justify" draw:textarea-vertical-align="middle" draw:auto-grow-height="false" fo:min-height="0.896cm" fo:min-width="6.742cm"/>
    </style:style>
    <style:style style:name="gr9" style:family="graphic" style:parent-style-name="standard">
      <style:graphic-properties svg:stroke-color="#999999" draw:fill-color="#ffcc99" draw:textarea-horizontal-align="justify" draw:textarea-vertical-align="middle" draw:auto-grow-height="false" fo:min-height="0.896cm" fo:min-width="4.021cm"/>
    </style:style>
    <style:style style:name="gr10" style:family="graphic" style:parent-style-name="standard">
      <style:graphic-properties svg:stroke-color="#336633" draw:fill-color="#ccffcc" draw:textarea-horizontal-align="justify" draw:textarea-vertical-align="middle" draw:auto-grow-height="false" fo:min-height="0.47cm" fo:min-width="0.22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loext:graphic-properties draw:fill-color="#ffcc99"/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4" style:family="paragraph">
      <loext:graphic-properties draw:fill-color="#eeeee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style:paragraph-properties fo:text-align="center"/>
      <style:text-properties fo:color="#336633" fo:font-size="18pt" style:font-size-asian="18pt" style:font-size-complex="18pt"/>
    </style:style>
    <style:style style:name="P8" style:family="paragraph">
      <loext:graphic-properties draw:fill-color="#ccffcc"/>
      <style:paragraph-properties fo:text-align="center"/>
      <style:text-properties fo:color="#336633" fo:font-size="18pt" style:font-size-asian="18pt" style:font-size-complex="18pt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4.064cm" svg:height="2.794cm" svg:x="0.986cm" svg:y="1.44cm">
          <text:p text:style-name="P1">HRSL</text:p>
          <text:p text:style-name="P1">(geotiff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xml:id="id3" draw:id="id3" draw:layer="layout" svg:width="4.064cm" svg:height="2.794cm" svg:x="6.182cm" svg:y="1.44cm">
          <text:p text:style-name="P1">admin</text:p>
          <text:p text:style-name="P1">(sh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2" xml:id="id2" draw:id="id2" draw:layer="layout" svg:width="4.064cm" svg:height="1.27cm" svg:x="3.426cm" svg:y="6.52cm">
          <text:p text:style-name="P1">gdalwarp_cli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3.018cm" svg:y1="4.234cm" svg:x2="5.458cm" svg:y2="6.52cm" draw:start-shape="id1" draw:start-glue-point="8" draw:end-shape="id2" draw:end-glue-point="0" svg:d="M3018 4234c0 1716 2440 573 2440 2286" svg:viewBox="0 0 2441 2287">
          <text:p/>
        </draw:connector>
        <draw:connector draw:style-name="gr3" draw:text-style-name="P3" draw:layer="layout" draw:type="curve" svg:x1="7.706cm" svg:y1="4.234cm" svg:x2="5.458cm" svg:y2="6.52cm" draw:start-shape="id3" draw:start-glue-point="7" draw:end-shape="id2" svg:d="M7706 4234c0 1716-2248 573-2248 2286" svg:viewBox="0 0 2249 2287">
          <text:p/>
        </draw:connector>
        <draw:custom-shape draw:style-name="gr4" draw:text-style-name="P4" draw:layer="layout" svg:width="4.064cm" svg:height="2.794cm" svg:x="1.24cm" svg:y="10.376cm">
          <text:p text:style-name="P1">HRSL</text:p>
          <text:p text:style-name="P1"><text:s/>Per</text:p>
          <text:p text:style-name="P1"><text:s/>admin</text:p>
          <text:p text:style-name="P1">(geotiff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064cm" svg:height="2.794cm" svg:x="0.986cm" svg:y="10.122cm">
          <text:p text:style-name="P1">HRSL</text:p>
          <text:p text:style-name="P1"><text:s/>Per</text:p>
          <text:p text:style-name="P1"><text:s/>admin</text:p>
          <text:p text:style-name="P1">(geotiff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4" draw:id="id4" draw:layer="layout" svg:width="4.064cm" svg:height="2.794cm" svg:x="0.732cm" svg:y="9.868cm">
          <text:p text:style-name="P1">HRSL</text:p>
          <text:p text:style-name="P1"><text:s/>per</text:p>
          <text:p text:style-name="P1"><text:s/>admin</text:p>
          <text:p text:style-name="P1">(geotiff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5" draw:layer="layout" draw:type="curve" svg:x1="5.458cm" svg:y1="7.79cm" svg:x2="3.272cm" svg:y2="9.868cm" draw:start-shape="id2" draw:start-glue-point="2" draw:end-shape="id4" draw:end-glue-point="4" svg:d="M5458 7790c0 1560-2186 521-2186 2078" svg:viewBox="0 0 2187 2079">
          <text:p/>
        </draw:connector>
        <draw:custom-shape draw:style-name="gr4" draw:text-style-name="P4" draw:layer="layout" svg:width="4.064cm" svg:height="2.794cm" svg:x="6.183cm" svg:y="10.341cm">
          <text:p text:style-name="P1">HRSL </text:p>
          <text:p text:style-name="P1">polygons </text:p>
          <text:p text:style-name="P1">per</text:p>
          <text:p text:style-name="P1">admin</text:p>
          <text:p text:style-name="P1">(sh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4.064cm" svg:height="2.794cm" svg:x="5.984cm" svg:y="10.142cm">
          <text:p text:style-name="P1">HRSL </text:p>
          <text:p text:style-name="P1">polygons </text:p>
          <text:p text:style-name="P1">per</text:p>
          <text:p text:style-name="P1">admin</text:p>
          <text:p text:style-name="P1">(sh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5" draw:id="id5" draw:layer="layout" svg:width="4.064cm" svg:height="2.794cm" svg:x="5.685cm" svg:y="9.843cm">
          <text:p text:style-name="P1">HRSL </text:p>
          <text:p text:style-name="P1">polygons </text:p>
          <text:p text:style-name="P1">per</text:p>
          <text:p text:style-name="P1">admin</text:p>
          <text:p text:style-name="P1">(sh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5" draw:layer="layout" draw:type="curve" svg:x1="5.458cm" svg:y1="7.79cm" svg:x2="7.717cm" svg:y2="9.843cm" draw:start-shape="id2" draw:start-glue-point="2" draw:end-shape="id5" draw:end-glue-point="5" svg:d="M5458 7790c0 1540 2259 514 2259 2053" svg:viewBox="0 0 2260 2054">
          <text:p/>
        </draw:connector>
        <draw:custom-shape draw:style-name="gr5" draw:text-style-name="P2" xml:id="id6" draw:id="id6" draw:layer="layout" svg:width="3.81cm" svg:height="1.27cm" svg:x="11.908cm" svg:y="9.568cm">
          <text:p text:style-name="P1">gdalwarp_cli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0.158cm" svg:height="13.97cm" svg:x="17.274cm" svg:y="0.67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5" draw:layer="layout" draw:type="curve" svg:x1="9.241cm" svg:y1="11.24cm" svg:x2="11.908cm" svg:y2="10.203cm" draw:start-shape="id5" draw:start-glue-point="6" draw:end-shape="id6" draw:end-glue-point="3" svg:d="M9241 11240c2382 0 1049-1037 2667-1037" svg:viewBox="0 0 2668 1038">
          <text:p/>
        </draw:connector>
        <draw:custom-shape draw:style-name="gr7" draw:text-style-name="P4" xml:id="id7" draw:id="id7" draw:layer="layout" svg:width="3.81cm" svg:height="2.54cm" svg:x="18.542cm" svg:y="4.912cm">
          <text:p text:style-name="P1">HRSL_pol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5" draw:layer="layout" draw:type="curve" svg:x1="15.718cm" svg:y1="10.203cm" svg:x2="18.542cm" svg:y2="6.182cm" draw:start-shape="id6" draw:start-glue-point="1" draw:end-shape="id7" draw:end-glue-point="3" svg:d="M15718 10203c2119 0 708-4021 2824-4021" svg:viewBox="0 0 2825 4022">
          <text:p/>
        </draw:connector>
        <draw:custom-shape draw:style-name="gr5" draw:text-style-name="P2" xml:id="id8" draw:id="id8" draw:layer="layout" svg:width="3.81cm" svg:height="1.27cm" svg:x="12.1cm" svg:y="2.888cm">
          <text:p text:style-name="P1">import_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9" draw:id="id9" draw:layer="layout" svg:width="3.81cm" svg:height="2.54cm" svg:x="23.114cm" svg:y="4.912cm">
          <text:p text:style-name="P1">admin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5" draw:layer="layout" draw:type="curve" svg:x1="8.214cm" svg:y1="4.234cm" svg:x2="12.1cm" svg:y2="3.523cm" draw:start-shape="id3" draw:start-glue-point="8" draw:end-shape="id8" draw:end-glue-point="3" svg:d="M8214 4234c0 753 1480 628 2105 262s392-973 1781-973" svg:viewBox="0 0 3887 1264">
          <text:p/>
        </draw:connector>
        <draw:connector draw:style-name="gr3" draw:text-style-name="P5" draw:layer="layout" draw:type="curve" svg:x1="15.91cm" svg:y1="3.523cm" svg:x2="25.019cm" svg:y2="4.912cm" draw:start-shape="id8" draw:start-glue-point="1" draw:end-shape="id9" draw:end-glue-point="0" svg:d="M15910 3523c6073 0 9109 463 9109 1389" svg:viewBox="0 0 9110 1390">
          <text:p/>
        </draw:connector>
        <draw:custom-shape draw:style-name="gr8" draw:text-style-name="P2" xml:id="id10" draw:id="id10" draw:layer="layout" svg:width="7.366cm" svg:height="1.27cm" svg:x="18.696cm" svg:y="8.83cm">
          <text:p text:style-name="P1">create_buffer_zones_per_admin.sq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20.447cm" svg:y1="7.452cm" svg:x2="22.379cm" svg:y2="8.83cm" draw:start-shape="id7" draw:start-glue-point="2" draw:end-shape="id10" draw:end-glue-point="0" svg:d="M20447 7452c0 1035 1932 346 1932 1378" svg:viewBox="0 0 1933 1379">
          <text:p/>
        </draw:connector>
        <draw:connector draw:style-name="gr3" draw:text-style-name="P5" draw:layer="layout" draw:type="curve" svg:x1="25.019cm" svg:y1="7.452cm" svg:x2="22.379cm" svg:y2="8.83cm" draw:start-shape="id9" draw:start-glue-point="2" draw:end-shape="id10" draw:end-glue-point="0" svg:d="M25019 7452c0 1035-2640 346-2640 1378" svg:viewBox="0 0 2641 1379">
          <text:p/>
        </draw:connector>
        <draw:custom-shape draw:style-name="gr7" draw:text-style-name="P4" xml:id="id11" draw:id="id11" draw:layer="layout" svg:width="3.81cm" svg:height="2.54cm" svg:x="20.52cm" svg:y="11.186cm">
          <text:p text:style-name="P1">HRSL_buffer</text:p>
          <text:p text:style-name="P1">_zon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3" draw:text-style-name="P5" draw:layer="layout" draw:type="curve" svg:x1="22.379cm" svg:y1="10.1cm" svg:x2="22.425cm" svg:y2="11.186cm" draw:start-shape="id10" draw:start-glue-point="2" draw:end-shape="id11" svg:d="M22379 10100c0 816 46 273 46 1086" svg:viewBox="0 0 47 1087">
          <text:p/>
        </draw:connector>
        <draw:custom-shape draw:style-name="gr9" draw:text-style-name="P2" xml:id="id12" draw:id="id12" draw:layer="layout" svg:width="4.645cm" svg:height="1.27cm" svg:x="15.837cm" svg:y="16.436cm">
          <text:p text:style-name="P1">export_buffer_z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22.425cm" svg:y1="13.726cm" svg:x2="18.159cm" svg:y2="16.436cm" draw:start-shape="id11" draw:start-glue-point="2" draw:end-shape="id12" draw:end-glue-point="0" svg:d="M22425 13726c0 2034-4266 679-4266 2710" svg:viewBox="0 0 4267 2711">
          <text:p/>
        </draw:connector>
        <draw:custom-shape draw:style-name="gr1" draw:text-style-name="P1" xml:id="id13" draw:id="id13" draw:layer="layout" svg:width="4.064cm" svg:height="2.794cm" svg:x="22.768cm" svg:y="16.772cm">
          <text:p text:style-name="P1">HRSL</text:p>
          <text:p text:style-name="P1">_buffer_zones</text:p>
          <text:p text:style-name="P1">(shp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5" draw:layer="layout" draw:type="curve" svg:x1="18.159cm" svg:y1="17.706cm" svg:x2="23.276cm" svg:y2="18.169cm" draw:start-shape="id12" draw:start-glue-point="2" draw:end-shape="id13" draw:end-glue-point="9" svg:d="M18159 17706c0 753 1733 627 2394 555s247-92 2723-92" svg:viewBox="0 0 5118 611">
          <text:p/>
        </draw:connector>
        <draw:custom-shape draw:style-name="gr10" draw:text-style-name="P8" draw:layer="layout" svg:width="1.016cm" svg:height="1.016cm" svg:x="3.194cm" svg:y="5.858cm">
          <text:p text:style-name="P7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1.016cm" svg:height="1.016cm" svg:x="11.495cm" svg:y="8.859cm">
          <text:p text:style-name="P7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1.016cm" svg:height="1.016cm" svg:x="11.696cm" svg:y="2.06cm">
          <text:p text:style-name="P7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1.016cm" svg:height="1.016cm" svg:x="18.196cm" svg:y="8.16cm">
          <text:p text:style-name="P7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8" draw:layer="layout" svg:width="1.016cm" svg:height="1.016cm" svg:x="15.296cm" svg:y="15.66cm">
          <text:p text:style-name="P7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0:33:31.472655671</meta:creation-date>
    <dc:date>2017-05-12T11:38:07.013710249</dc:date>
    <meta:editing-duration>PT43M19S</meta:editing-duration>
    <meta:editing-cycles>13</meta:editing-cycles>
    <meta:generator>LibreOffice/5.1.6.2$Linux_X86_64 LibreOffice_project/10m0$Build-2</meta:generator>
    <meta:document-statistic meta:object-count="59"/>
  </office:meta>
</office:document-meta>
</file>